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number-columns-repeated="13" table:default-cell-style-name="Default"/>
        <table:table-column table:style-name="co2" table:number-columns-repeated="5" table:default-cell-style-name="ce2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table:number-columns-repeated="4"/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5"/>
          <table:table-cell table:style-name="Default"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Zul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5" office:value-type="float" office:value="6" calcext:value-type="float">
            <text:p>6</text:p>
          </table:table-cell>
          <table:table-cell table:number-columns-repeated="3"/>
          <table:table-cell table:formula="of:=&quot;{'&quot; &amp; Name &amp; &quot;': '&quot; &amp; [.C2] &amp; &quot;',&quot; &amp;  &quot;'&quot; &amp; X    &amp; &quot;': '&quot; &amp; [.I2] &amp; &quot;',&quot; &amp;  &quot;'&quot; &amp; Y    &amp; &quot;': '&quot; &amp; [.O2] &amp; &quot;'},&quot;" office:value-type="string" office:string-value="{'Name': 'Zulu','X': '3','Y': '6'}," calcext:value-type="string">
            <text:p>{'Name': 'Zulu','X': '3','Y': '6'},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iform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X-ray</text:p>
          </table:table-cell>
          <table:table-cell office:value-type="string" calcext:value-type="string">
            <text:p>Yanke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5" office:value-type="float" office:value="5" calcext:value-type="float">
            <text:p>5</text:p>
          </table:table-cell>
          <table:table-cell/>
          <table:table-cell table:formula="of:=&quot;{'&quot; &amp; Name &amp; &quot;': '&quot; &amp; [.A3] &amp; &quot;',&quot; &amp;  &quot;'&quot; &amp; X    &amp; &quot;': '&quot; &amp; [.G3] &amp; &quot;',&quot; &amp;  &quot;'&quot; &amp; Y    &amp; &quot;': '&quot; &amp; [.M3] &amp; &quot;'},&quot;" office:value-type="string" office:string-value="{'Name': 'Uniform','X': '1','Y': '5'}," calcext:value-type="string">
            <text:p>{'Name': 'Uniform','X': '1','Y': '5'},</text:p>
          </table:table-cell>
          <table:table-cell table:formula="of:=&quot;{'&quot; &amp; Name &amp; &quot;': '&quot; &amp; [.B3] &amp; &quot;',&quot; &amp;  &quot;'&quot; &amp; X    &amp; &quot;': '&quot; &amp; [.H3] &amp; &quot;',&quot; &amp;  &quot;'&quot; &amp; Y    &amp; &quot;': '&quot; &amp; [.N3] &amp; &quot;'},&quot;" office:value-type="string" office:string-value="{'Name': 'Victor','X': '2','Y': '5'}," calcext:value-type="string">
            <text:p>{'Name': 'Victor','X': '2','Y': '5'},</text:p>
          </table:table-cell>
          <table:table-cell table:formula="of:=&quot;{'&quot; &amp; Name &amp; &quot;': '&quot; &amp; [.C3] &amp; &quot;',&quot; &amp;  &quot;'&quot; &amp; X    &amp; &quot;': '&quot; &amp; [.I3] &amp; &quot;',&quot; &amp;  &quot;'&quot; &amp; Y    &amp; &quot;': '&quot; &amp; [.O3] &amp; &quot;'},&quot;" office:value-type="string" office:string-value="{'Name': 'Whiskey','X': '3','Y': '5'}," calcext:value-type="string">
            <text:p>{'Name': 'Whiskey','X': '3','Y': '5'},</text:p>
          </table:table-cell>
          <table:table-cell table:formula="of:=&quot;{'&quot; &amp; Name &amp; &quot;': '&quot; &amp; [.D3] &amp; &quot;',&quot; &amp;  &quot;'&quot; &amp; X    &amp; &quot;': '&quot; &amp; [.J3] &amp; &quot;',&quot; &amp;  &quot;'&quot; &amp; Y    &amp; &quot;': '&quot; &amp; [.P3] &amp; &quot;'},&quot;" office:value-type="string" office:string-value="{'Name': 'X-ray','X': '4','Y': '5'}," calcext:value-type="string">
            <text:p>{'Name': 'X-ray','X': '4','Y': '5'},</text:p>
          </table:table-cell>
          <table:table-cell table:formula="of:=&quot;{'&quot; &amp; Name &amp; &quot;': '&quot; &amp; [.E3] &amp; &quot;',&quot; &amp;  &quot;'&quot; &amp; X    &amp; &quot;': '&quot; &amp; [.K3] &amp; &quot;',&quot; &amp;  &quot;'&quot; &amp; Y    &amp; &quot;': '&quot; &amp; [.Q3] &amp; &quot;'},&quot;" office:value-type="string" office:string-value="{'Name': 'Yankee','X': '5','Y': '5'}," calcext:value-type="string">
            <text:p>{'Name': 'Yankee','X': '5','Y': '5'},</text:p>
          </table:table-cell>
        </table:table-row>
        <table:table-row table:style-name="ro2">
          <table:table-cell office:value-type="string" calcext:value-type="string">
            <text:p>Papa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Tang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5" office:value-type="float" office:value="4" calcext:value-type="float">
            <text:p>4</text:p>
          </table:table-cell>
          <table:table-cell/>
          <table:table-cell table:formula="of:=&quot;{'&quot; &amp; Name &amp; &quot;': '&quot; &amp; [.A4] &amp; &quot;',&quot; &amp;  &quot;'&quot; &amp; X    &amp; &quot;': '&quot; &amp; [.G4] &amp; &quot;',&quot; &amp;  &quot;'&quot; &amp; Y    &amp; &quot;': '&quot; &amp; [.M4] &amp; &quot;'},&quot;" office:value-type="string" office:string-value="{'Name': 'Papa','X': '1','Y': '4'}," calcext:value-type="string">
            <text:p>{'Name': 'Papa','X': '1','Y': '4'},</text:p>
          </table:table-cell>
          <table:table-cell table:formula="of:=&quot;{'&quot; &amp; Name &amp; &quot;': '&quot; &amp; [.B4] &amp; &quot;',&quot; &amp;  &quot;'&quot; &amp; X    &amp; &quot;': '&quot; &amp; [.H4] &amp; &quot;',&quot; &amp;  &quot;'&quot; &amp; Y    &amp; &quot;': '&quot; &amp; [.N4] &amp; &quot;'},&quot;" office:value-type="string" office:string-value="{'Name': 'Quebec','X': '2','Y': '4'}," calcext:value-type="string">
            <text:p>{'Name': 'Quebec','X': '2','Y': '4'},</text:p>
          </table:table-cell>
          <table:table-cell table:formula="of:=&quot;{'&quot; &amp; Name &amp; &quot;': '&quot; &amp; [.C4] &amp; &quot;',&quot; &amp;  &quot;'&quot; &amp; X    &amp; &quot;': '&quot; &amp; [.I4] &amp; &quot;',&quot; &amp;  &quot;'&quot; &amp; Y    &amp; &quot;': '&quot; &amp; [.O4] &amp; &quot;'},&quot;" office:value-type="string" office:string-value="{'Name': 'Romeo','X': '3','Y': '4'}," calcext:value-type="string">
            <text:p>{'Name': 'Romeo','X': '3','Y': '4'},</text:p>
          </table:table-cell>
          <table:table-cell table:formula="of:=&quot;{'&quot; &amp; Name &amp; &quot;': '&quot; &amp; [.D4] &amp; &quot;',&quot; &amp;  &quot;'&quot; &amp; X    &amp; &quot;': '&quot; &amp; [.J4] &amp; &quot;',&quot; &amp;  &quot;'&quot; &amp; Y    &amp; &quot;': '&quot; &amp; [.P4] &amp; &quot;'},&quot;" office:value-type="string" office:string-value="{'Name': 'Sierra','X': '4','Y': '4'}," calcext:value-type="string">
            <text:p>{'Name': 'Sierra','X': '4','Y': '4'},</text:p>
          </table:table-cell>
          <table:table-cell table:formula="of:=&quot;{'&quot; &amp; Name &amp; &quot;': '&quot; &amp; [.E4] &amp; &quot;',&quot; &amp;  &quot;'&quot; &amp; X    &amp; &quot;': '&quot; &amp; [.K4] &amp; &quot;',&quot; &amp;  &quot;'&quot; &amp; Y    &amp; &quot;': '&quot; &amp; [.Q4] &amp; &quot;'},&quot;" office:value-type="string" office:string-value="{'Name': 'Tango','X': '5','Y': '4'}," calcext:value-type="string">
            <text:p>{'Name': 'Tango','X': '5','Y': '4'},</text:p>
          </table:table-cell>
        </table:table-row>
        <table:table-row table:style-name="ro2">
          <table:table-cell office:value-type="string" calcext:value-type="string">
            <text:p>Kilo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Osca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5" office:value-type="float" office:value="3" calcext:value-type="float">
            <text:p>3</text:p>
          </table:table-cell>
          <table:table-cell/>
          <table:table-cell table:formula="of:=&quot;{'&quot; &amp; Name &amp; &quot;': '&quot; &amp; [.A5] &amp; &quot;',&quot; &amp;  &quot;'&quot; &amp; X    &amp; &quot;': '&quot; &amp; [.G5] &amp; &quot;',&quot; &amp;  &quot;'&quot; &amp; Y    &amp; &quot;': '&quot; &amp; [.M5] &amp; &quot;'},&quot;" office:value-type="string" office:string-value="{'Name': 'Kilo','X': '1','Y': '3'}," calcext:value-type="string">
            <text:p>{'Name': 'Kilo','X': '1','Y': '3'},</text:p>
          </table:table-cell>
          <table:table-cell table:formula="of:=&quot;{'&quot; &amp; Name &amp; &quot;': '&quot; &amp; [.B5] &amp; &quot;',&quot; &amp;  &quot;'&quot; &amp; X    &amp; &quot;': '&quot; &amp; [.H5] &amp; &quot;',&quot; &amp;  &quot;'&quot; &amp; Y    &amp; &quot;': '&quot; &amp; [.N5] &amp; &quot;'},&quot;" office:value-type="string" office:string-value="{'Name': 'Lima','X': '2','Y': '3'}," calcext:value-type="string">
            <text:p>{'Name': 'Lima','X': '2','Y': '3'},</text:p>
          </table:table-cell>
          <table:table-cell table:formula="of:=&quot;{'&quot; &amp; Name &amp; &quot;': '&quot; &amp; [.C5] &amp; &quot;',&quot; &amp;  &quot;'&quot; &amp; X    &amp; &quot;': '&quot; &amp; [.I5] &amp; &quot;',&quot; &amp;  &quot;'&quot; &amp; Y    &amp; &quot;': '&quot; &amp; [.O5] &amp; &quot;'},&quot;" office:value-type="string" office:string-value="{'Name': 'Mike','X': '3','Y': '3'}," calcext:value-type="string">
            <text:p>{'Name': 'Mike','X': '3','Y': '3'},</text:p>
          </table:table-cell>
          <table:table-cell table:formula="of:=&quot;{'&quot; &amp; Name &amp; &quot;': '&quot; &amp; [.D5] &amp; &quot;',&quot; &amp;  &quot;'&quot; &amp; X    &amp; &quot;': '&quot; &amp; [.J5] &amp; &quot;',&quot; &amp;  &quot;'&quot; &amp; Y    &amp; &quot;': '&quot; &amp; [.P5] &amp; &quot;'},&quot;" office:value-type="string" office:string-value="{'Name': 'November','X': '4','Y': '3'}," calcext:value-type="string">
            <text:p>{'Name': 'November','X': '4','Y': '3'},</text:p>
          </table:table-cell>
          <table:table-cell table:formula="of:=&quot;{'&quot; &amp; Name &amp; &quot;': '&quot; &amp; [.E5] &amp; &quot;',&quot; &amp;  &quot;'&quot; &amp; X    &amp; &quot;': '&quot; &amp; [.K5] &amp; &quot;',&quot; &amp;  &quot;'&quot; &amp; Y    &amp; &quot;': '&quot; &amp; [.Q5] &amp; &quot;'},&quot;" office:value-type="string" office:string-value="{'Name': 'Oscar','X': '5','Y': '3'}," calcext:value-type="string">
            <text:p>{'Name': 'Oscar','X': '5','Y': '3'},</text:p>
          </table:table-cell>
        </table:table-row>
        <table:table-row table:style-name="ro2">
          <table:table-cell office:value-type="string" calcext:value-type="string">
            <text:p>Foxtrot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Juliet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5" office:value-type="float" office:value="2" calcext:value-type="float">
            <text:p>2</text:p>
          </table:table-cell>
          <table:table-cell/>
          <table:table-cell table:formula="of:=&quot;{'&quot; &amp; Name &amp; &quot;': '&quot; &amp; [.A6] &amp; &quot;',&quot; &amp;  &quot;'&quot; &amp; X    &amp; &quot;': '&quot; &amp; [.G6] &amp; &quot;',&quot; &amp;  &quot;'&quot; &amp; Y    &amp; &quot;': '&quot; &amp; [.M6] &amp; &quot;'},&quot;" office:value-type="string" office:string-value="{'Name': 'Foxtrot','X': '1','Y': '2'}," calcext:value-type="string">
            <text:p>{'Name': 'Foxtrot','X': '1','Y': '2'},</text:p>
          </table:table-cell>
          <table:table-cell table:formula="of:=&quot;{'&quot; &amp; Name &amp; &quot;': '&quot; &amp; [.B6] &amp; &quot;',&quot; &amp;  &quot;'&quot; &amp; X    &amp; &quot;': '&quot; &amp; [.H6] &amp; &quot;',&quot; &amp;  &quot;'&quot; &amp; Y    &amp; &quot;': '&quot; &amp; [.N6] &amp; &quot;'},&quot;" office:value-type="string" office:string-value="{'Name': 'Golf','X': '2','Y': '2'}," calcext:value-type="string">
            <text:p>{'Name': 'Golf','X': '2','Y': '2'},</text:p>
          </table:table-cell>
          <table:table-cell table:formula="of:=&quot;{'&quot; &amp; Name &amp; &quot;': '&quot; &amp; [.C6] &amp; &quot;',&quot; &amp;  &quot;'&quot; &amp; X    &amp; &quot;': '&quot; &amp; [.I6] &amp; &quot;',&quot; &amp;  &quot;'&quot; &amp; Y    &amp; &quot;': '&quot; &amp; [.O6] &amp; &quot;'},&quot;" office:value-type="string" office:string-value="{'Name': 'Hotel','X': '3','Y': '2'}," calcext:value-type="string">
            <text:p>{'Name': 'Hotel','X': '3','Y': '2'},</text:p>
          </table:table-cell>
          <table:table-cell table:formula="of:=&quot;{'&quot; &amp; Name &amp; &quot;': '&quot; &amp; [.D6] &amp; &quot;',&quot; &amp;  &quot;'&quot; &amp; X    &amp; &quot;': '&quot; &amp; [.J6] &amp; &quot;',&quot; &amp;  &quot;'&quot; &amp; Y    &amp; &quot;': '&quot; &amp; [.P6] &amp; &quot;'},&quot;" office:value-type="string" office:string-value="{'Name': 'India','X': '4','Y': '2'}," calcext:value-type="string">
            <text:p>{'Name': 'India','X': '4','Y': '2'},</text:p>
          </table:table-cell>
          <table:table-cell table:formula="of:=&quot;{'&quot; &amp; Name &amp; &quot;': '&quot; &amp; [.E6] &amp; &quot;',&quot; &amp;  &quot;'&quot; &amp; X    &amp; &quot;': '&quot; &amp; [.K6] &amp; &quot;',&quot; &amp;  &quot;'&quot; &amp; Y    &amp; &quot;': '&quot; &amp; [.Q6] &amp; &quot;'},&quot;" office:value-type="string" office:string-value="{'Name': 'Juliett','X': '5','Y': '2'}," calcext:value-type="string">
            <text:p>{'Name': 'Juliett','X': '5','Y': '2'},</text:p>
          </table:table-cell>
        </table:table-row>
        <table:table-row table:style-name="ro2">
          <table:table-cell office:value-type="string" calcext:value-type="string">
            <text:p>Alpha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Ech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formula="of:=&quot;{'&quot; &amp; Name &amp; &quot;': '&quot; &amp; [.A7] &amp; &quot;',&quot; &amp;  &quot;'&quot; &amp; X    &amp; &quot;': '&quot; &amp; [.G7] &amp; &quot;',&quot; &amp;  &quot;'&quot; &amp; Y    &amp; &quot;': '&quot; &amp; [.M7] &amp; &quot;'},&quot;" office:value-type="string" office:string-value="{'Name': 'Alpha','X': '1','Y': '1'}," calcext:value-type="string">
            <text:p>{'Name': 'Alpha','X': '1','Y': '1'},</text:p>
          </table:table-cell>
          <table:table-cell table:formula="of:=&quot;{'&quot; &amp; Name &amp; &quot;': '&quot; &amp; [.B7] &amp; &quot;',&quot; &amp;  &quot;'&quot; &amp; X    &amp; &quot;': '&quot; &amp; [.H7] &amp; &quot;',&quot; &amp;  &quot;'&quot; &amp; Y    &amp; &quot;': '&quot; &amp; [.N7] &amp; &quot;'},&quot;" office:value-type="string" office:string-value="{'Name': 'Bravo','X': '2','Y': '1'}," calcext:value-type="string">
            <text:p>{'Name': 'Bravo','X': '2','Y': '1'},</text:p>
          </table:table-cell>
          <table:table-cell table:formula="of:=&quot;{'&quot; &amp; Name &amp; &quot;': '&quot; &amp; [.C7] &amp; &quot;',&quot; &amp;  &quot;'&quot; &amp; X    &amp; &quot;': '&quot; &amp; [.I7] &amp; &quot;',&quot; &amp;  &quot;'&quot; &amp; Y    &amp; &quot;': '&quot; &amp; [.O7] &amp; &quot;'},&quot;" office:value-type="string" office:string-value="{'Name': 'Charlie','X': '3','Y': '1'}," calcext:value-type="string">
            <text:p>{'Name': 'Charlie','X': '3','Y': '1'},</text:p>
          </table:table-cell>
          <table:table-cell table:formula="of:=&quot;{'&quot; &amp; Name &amp; &quot;': '&quot; &amp; [.D7] &amp; &quot;',&quot; &amp;  &quot;'&quot; &amp; X    &amp; &quot;': '&quot; &amp; [.J7] &amp; &quot;',&quot; &amp;  &quot;'&quot; &amp; Y    &amp; &quot;': '&quot; &amp; [.P7] &amp; &quot;'},&quot;" office:value-type="string" office:string-value="{'Name': 'Delta','X': '4','Y': '1'}," calcext:value-type="string">
            <text:p>{'Name': 'Delta','X': '4','Y': '1'},</text:p>
          </table:table-cell>
          <table:table-cell table:formula="of:=&quot;{'&quot; &amp; Name &amp; &quot;': '&quot; &amp; [.E7] &amp; &quot;',&quot; &amp;  &quot;'&quot; &amp; X    &amp; &quot;': '&quot; &amp; [.K7] &amp; &quot;',&quot; &amp;  &quot;'&quot; &amp; Y    &amp; &quot;': '&quot; &amp; [.Q7] &amp; &quot;'},&quot;" office:value-type="string" office:string-value="{'Name': 'Echo','X': '5','Y': '1'}," calcext:value-type="string">
            <text:p>{'Name': 'Echo','X': '5','Y': '1'},</text:p>
          </table:table-cell>
        </table:table-row>
      </table:table>
      <table:named-expressions>
        <table:named-range table:name="Name" table:base-cell-address="$Sheet1.$C$19" table:cell-range-address="$Sheet1.$A$1"/>
        <table:named-range table:name="X" table:base-cell-address="$Sheet1.$I$19" table:cell-range-address="$Sheet1.$G$1"/>
        <table:named-range table:name="Y" table:base-cell-address="$Sheet1.$O$19" table:cell-range-address="$Sheet1.$M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11:05:29.659539876</meta:creation-date>
    <dc:date>2016-06-04T13:05:29.058288168</dc:date>
    <meta:editing-duration>PT1H38M54S</meta:editing-duration>
    <meta:editing-cycles>1</meta:editing-cycles>
    <meta:document-statistic meta:table-count="1" meta:cell-count="115" meta:object-count="0"/>
    <meta:generator>LibreOffice/5.1.3.2$Linux_X86_64 LibreOffice_project/10m0$Build-2</meta:generator>
  </office:meta>
</office:document-meta>
</file>